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3ff0" officeooo:paragraph-rsid="001f3ff0"/>
    </style:style>
    <style:style style:name="P2" style:family="paragraph" style:parent-style-name="Standard">
      <style:text-properties officeooo:rsid="0020a860" officeooo:paragraph-rsid="0020a860"/>
    </style:style>
    <style:style style:name="P3" style:family="paragraph" style:parent-style-name="Standard">
      <style:text-properties officeooo:rsid="0020a860" officeooo:paragraph-rsid="0021bea1"/>
    </style:style>
    <style:style style:name="P4" style:family="paragraph" style:parent-style-name="Standard">
      <style:text-properties officeooo:rsid="0020a860" officeooo:paragraph-rsid="0020a860"/>
    </style:style>
    <style:style style:name="P5" style:family="paragraph" style:parent-style-name="Standard">
      <style:text-properties officeooo:rsid="0022d1a6" officeooo:paragraph-rsid="0022d1a6"/>
    </style:style>
    <style:style style:name="P6" style:family="paragraph" style:parent-style-name="Standard">
      <style:text-properties officeooo:rsid="002384f8" officeooo:paragraph-rsid="002384f8"/>
    </style:style>
    <style:style style:name="P7" style:family="paragraph" style:parent-style-name="Standard">
      <style:text-properties officeooo:rsid="002448e1" officeooo:paragraph-rsid="002448e1"/>
    </style:style>
    <style:style style:name="P8" style:family="paragraph" style:parent-style-name="Standard">
      <style:text-properties style:text-underline-style="solid" style:text-underline-width="auto" style:text-underline-color="font-color" officeooo:rsid="002384f8" officeooo:paragraph-rsid="002384f8"/>
    </style:style>
    <style:style style:name="P9" style:family="paragraph" style:parent-style-name="Standard">
      <style:text-properties style:text-underline-style="solid" style:text-underline-width="auto" style:text-underline-color="font-color" officeooo:rsid="002448e1" officeooo:paragraph-rsid="002448e1"/>
    </style:style>
    <style:style style:name="P10" style:family="paragraph" style:parent-style-name="Standard">
      <style:text-properties style:text-underline-style="solid" style:text-underline-width="auto" style:text-underline-color="font-color" officeooo:rsid="00284a23" officeooo:paragraph-rsid="00284a23"/>
    </style:style>
    <style:style style:name="P11" style:family="paragraph" style:parent-style-name="Standard">
      <style:text-properties style:text-underline-style="none" fo:font-weight="bold" officeooo:rsid="0022d1a6" officeooo:paragraph-rsid="0022d1a6" style:font-weight-asian="bold" style:font-weight-complex="bold"/>
    </style:style>
    <style:style style:name="P12" style:family="paragraph" style:parent-style-name="Standard">
      <style:text-properties fo:font-weight="bold" officeooo:rsid="0020a860" officeooo:paragraph-rsid="0020a860" style:font-weight-asian="bold" style:font-weight-complex="bold"/>
    </style:style>
    <style:style style:name="P13" style:family="paragraph" style:parent-style-name="Standard">
      <style:text-properties fo:font-weight="bold" officeooo:rsid="00284a23" officeooo:paragraph-rsid="00284a23" style:font-weight-asian="bold" style:font-weight-complex="bold"/>
    </style:style>
    <style:style style:name="P14" style:family="paragraph" style:parent-style-name="Standard">
      <style:text-properties officeooo:rsid="00284a23" officeooo:paragraph-rsid="00284a23"/>
    </style:style>
    <style:style style:name="P15" style:family="paragraph" style:parent-style-name="Standard">
      <style:text-properties officeooo:rsid="001f3ff0" officeooo:paragraph-rsid="001f3ff0"/>
    </style:style>
    <style:style style:name="T1" style:family="text">
      <style:text-properties officeooo:rsid="00257ff7"/>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284a23"/>
    </style:style>
    <style:style style:name="T5" style:family="text">
      <style:text-properties officeooo:rsid="0029dd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React Notes</text:span></text:p>
      <text:p text:style-name="P1"><text:span text:style-name="T2"/></text:p>
      <text:p text:style-name="P1"><text:span text:style-name="T2">How to start a project in React :</text:span><text:line-break/><text:line-break/><text:span text:style-name="T3">commend line : </text:span></text:p>
      <text:p text:style-name="P1"><text:tab/>npm create <text:a xlink:type="simple" xlink:href="mailto:vite@latest" text:style-name="Internet_20_link" text:visited-style-name="Visited_20_Internet_20_Link">vite@latest</text:a></text:p>
      <text:p text:style-name="P1"><text:tab/>npm install</text:p>
      <text:p text:style-name="P1"><text:tab/>npm run dev</text:p>
      <text:p text:style-name="P1"/>
      <text:p text:style-name="P1"/>
      <text:p text:style-name="P12">Form in react :</text:p>
      <text:p text:style-name="P2"><text:tab/></text:p>
      <text:p text:style-name="P2"><text:tab/>onChange is a function we can use in input fields. It will be triggered in every key stroke change.</text:p>
      <text:p text:style-name="P2"><text:tab/>Whenever we using a function on method like onCLick or onChange etc. we can use “event” in the perameter. It has so many properties. “target” is one of them which we can use to get the html element which triggered the method. Example :</text:p>
      <text:p text:style-name="P2"><text:tab/><text:tab/>function handleChange(event){</text:p>
      <text:p text:style-name="P3"><text:tab/><text:tab/><text:tab/>console.log(event.target.value)<text:tab/><text:tab/></text:p>
      <text:p text:style-name="P3"><text:tab/><text:tab/><text:tab/>//target.value gives you the value of the triggered html elemnent. </text:p>
      <text:p text:style-name="P3"><text:tab/><text:tab/>}</text:p>
      <text:p text:style-name="P2"/>
      <text:p text:style-name="P13">Adding css file : </text:p>
      <text:p text:style-name="P14"><text:tab/></text:p>
      <text:p text:style-name="P2"><text:tab/><text:span text:style-name="T4">In src add a style.css file and put all the styling in it. Then in app.js file, just import the file </text:span><text:span text:style-name="T5">on top.</text:span></text:p>
      <text:p text:style-name="P2"><text:tab/><text:span text:style-name="T5">Import ‘./style.css’</text:span></text:p>
      <text:p text:style-name="P2"><text:tab/></text:p>
      <text:p text:style-name="P11">Destructuring array/object :</text:p>
      <text:p text:style-name="P5"/>
      <text:p text:style-name="P5"><text:tab/>const arr = [2,4,5]</text:p>
      <text:p text:style-name="P5"><text:tab/>const [a,b,c] = arr</text:p>
      <text:p text:style-name="P5"><text:tab/>result will be = a=2, b=4,c=5</text:p>
      <text:p text:style-name="P5"/>
      <text:p text:style-name="P5">So with array destructuring, we don’t have to name all the variables one by one. We can just get all the variables [a.b.c] on left side and the arr on the right side.</text:p>
      <text:p text:style-name="P5"/>
      <text:p text:style-name="P5"/>
      <text:p text:style-name="P8">In functions, </text:p>
      <text:p text:style-name="P6"><text:tab/>function sumAndMultiply(a,b){</text:p>
      <text:p text:style-name="P6"><text:tab/><text:tab/>return [a+b, a*b]</text:p>
      <text:p text:style-name="P6"><text:tab/></text:p>
      <text:p text:style-name="P6"><text:tab/>}</text:p>
      <text:p text:style-name="P6"><text:tab/></text:p>
      <text:p text:style-name="P6"><text:tab/>const result = sumAndMultiply(2,5) <text:s/><text:tab/><text:tab/>// we get result [7,10] </text:p>
      <text:p text:style-name="P6"><text:tab/>const [sum, multiply] = sumAndMultiply(2,5) <text:tab/>// but destructuring like this gives us <text:s/><text:tab/><text:tab/><text:tab/><text:tab/><text:tab/><text:tab/><text:tab/><text:tab/><text:tab/> <text:s text:c="3"/>sum = 7 and multiply = 10</text:p>
      <text:p text:style-name="P6"/>
      <text:p text:style-name="P9">In objects,</text:p>
      <text:p text:style-name="P7"><text:soft-page-break/><text:tab/></text:p>
      <text:p text:style-name="P7"><text:tab/>const car = {</text:p>
      <text:p text:style-name="P7"><text:tab/><text:tab/>name : ‘Mazda’,</text:p>
      <text:p text:style-name="P7"><text:tab/><text:tab/>year : 2002,</text:p>
      <text:p text:style-name="P7"><text:tab/><text:tab/>owner : {</text:p>
      <text:p text:style-name="P7"><text:tab/><text:tab/><text:tab/>name : ‘Ferdous’,</text:p>
      <text:p text:style-name="P7"><text:tab/><text:tab/><text:tab/>age : 27</text:p>
      <text:p text:style-name="P7"><text:tab/><text:tab/>}</text:p>
      <text:p text:style-name="P7"><text:tab/>}</text:p>
      <text:p text:style-name="P7"/>
      <text:p text:style-name="P7"><text:tab/>const [name, year] = car<text:tab/><text:tab/>// this way we can get the name and year by destructuring</text:p>
      <text:p text:style-name="P7"><text:tab/>const [name , year, model = ‘<text:span text:style-name="T1">sl19</text:span>’]<text:tab/>// this way we can add another property and add default <text:tab/><text:tab/><text:tab/><text:tab/><text:tab/><text:tab/><text:tab/> <text:s text:c="2"/>value since our obj car doesn’t have model property.</text:p>
      <text:p text:style-name="P7"><text:tab/>const[name, year : <text:span text:style-name="T1">buying-year]<text:tab/>// this way we can change the name of a property in out obj</text:span></text:p>
      <text:p text:style-name="P7"/>
      <text:p text:style-name="P7"><text:tab/><text:span text:style-name="T1">const [name, owner : { name }]<text:tab/>// this way we can destructure our nested obj in our obj</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00:59:33.534447258</meta:creation-date>
    <dc:date>2024-10-12T22:13:30.837763077</dc:date>
    <meta:editing-duration>PT3H16M10S</meta:editing-duration>
    <meta:editing-cycles>9</meta:editing-cycles>
    <meta:generator>LibreOffice/24.2.5.2$Linux_X86_64 LibreOffice_project/420$Build-2</meta:generator>
    <meta:document-statistic meta:table-count="0" meta:image-count="0" meta:object-count="0" meta:page-count="2" meta:paragraph-count="45" meta:word-count="321" meta:character-count="1792" meta:non-whitespace-character-count="1421"/>
  </office:meta>
</office:document-meta>
</file>